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start" style:justify-single-word="false"/>
      <style:text-properties officeooo:paragraph-rsid="00298087"/>
    </style:style>
    <style:style style:name="P2" style:family="paragraph" style:parent-style-name="Standard" style:list-style-name="L10">
      <style:paragraph-properties fo:text-align="start" style:justify-single-word="false"/>
      <style:text-properties officeooo:paragraph-rsid="002abc64"/>
    </style:style>
    <style:style style:name="P3" style:family="paragraph" style:parent-style-name="Standard" style:list-style-name="L11">
      <style:paragraph-properties fo:text-align="start" style:justify-single-word="false"/>
      <style:text-properties officeooo:paragraph-rsid="002f949a"/>
    </style:style>
    <style:style style:name="P4" style:family="paragraph" style:parent-style-name="Standard" style:list-style-name="L13">
      <style:paragraph-properties fo:text-align="start" style:justify-single-word="false"/>
      <style:text-properties officeooo:paragraph-rsid="002f949a"/>
    </style:style>
    <style:style style:name="P5" style:family="paragraph" style:parent-style-name="Standard" style:list-style-name="L13">
      <style:paragraph-properties fo:text-align="start" style:justify-single-word="false"/>
      <style:text-properties officeooo:paragraph-rsid="00338089"/>
    </style:style>
    <style:style style:name="P6" style:family="paragraph" style:parent-style-name="Standard" style:list-style-name="L14">
      <style:paragraph-properties fo:text-align="start" style:justify-single-word="false"/>
      <style:text-properties officeooo:paragraph-rsid="002f949a"/>
    </style:style>
    <style:style style:name="P7" style:family="paragraph" style:parent-style-name="Standard" style:list-style-name="L15">
      <style:paragraph-properties fo:text-align="start" style:justify-single-word="false"/>
      <style:text-properties officeooo:paragraph-rsid="00338089"/>
    </style:style>
    <style:style style:name="P8" style:family="paragraph" style:parent-style-name="Standard" style:list-style-name="L16">
      <style:paragraph-properties fo:text-align="start" style:justify-single-word="false"/>
      <style:text-properties officeooo:paragraph-rsid="00338089"/>
    </style:style>
    <style:style style:name="P9" style:family="paragraph" style:parent-style-name="Standard" style:list-style-name="L19">
      <style:paragraph-properties fo:text-align="start" style:justify-single-word="false"/>
      <style:text-properties officeooo:paragraph-rsid="00338089"/>
    </style:style>
    <style:style style:name="P10" style:family="paragraph" style:parent-style-name="Standard" style:list-style-name="L20">
      <style:paragraph-properties fo:text-align="start" style:justify-single-word="false"/>
      <style:text-properties officeooo:paragraph-rsid="00338089"/>
    </style:style>
    <style:style style:name="P11" style:family="paragraph" style:parent-style-name="Standard">
      <style:paragraph-properties fo:text-align="start" style:justify-single-word="false"/>
      <style:text-properties officeooo:paragraph-rsid="00338089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e36fb" officeooo:paragraph-rsid="001e36f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33175" officeooo:paragraph-rsid="00233175" style:font-size-asian="12pt" style:font-weight-asian="bold" style:font-size-complex="12pt" style:font-weight-complex="bold"/>
    </style:style>
    <style:style style:name="P15" style:family="paragraph" style:parent-style-name="Standard" style:list-style-name="L16">
      <style:paragraph-properties fo:text-align="start" style:justify-single-word="false"/>
      <style:text-properties style:font-name="DejaVu Sans Condensed1" fo:font-size="12pt" fo:font-weight="bold" officeooo:rsid="002abc64" officeooo:paragraph-rsid="0033808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27b8cf" officeooo:paragraph-rsid="0027b8cf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27b8cf" officeooo:paragraph-rsid="0027b8cf" style:font-size-asian="12pt" style:font-weight-asian="normal" style:font-size-complex="12pt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style:font-name="DejaVu Sans Condensed1" fo:font-size="12pt" fo:font-weight="normal" officeooo:rsid="0027b8cf" officeooo:paragraph-rsid="002f949a" style:font-size-asian="12pt" style:font-weight-asian="normal" style:font-size-complex="12pt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style:font-name="DejaVu Sans Condensed1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22" style:family="paragraph" style:parent-style-name="Standard" style:list-style-name="L16">
      <style:paragraph-properties fo:text-align="start" style:justify-single-word="false"/>
      <style:text-properties style:font-name="DejaVu Sans Condensed1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23" style:family="paragraph" style:parent-style-name="Standard" style:list-style-name="L17">
      <style:paragraph-properties fo:text-align="start" style:justify-single-word="false"/>
      <style:text-properties style:font-name="DejaVu Sans Condensed1" fo:font-size="12pt" fo:font-weight="normal" officeooo:rsid="0027b8cf" officeooo:paragraph-rsid="00338089" style:font-size-asian="12pt" style:font-weight-asian="normal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font-name="DejaVu Sans Condensed1" fo:font-size="12pt" fo:font-weight="normal" officeooo:rsid="002f949a" officeooo:paragraph-rsid="002f949a" style:font-size-asian="12pt" style:font-weight-asian="normal" style:font-size-complex="12pt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style:font-name="DejaVu Sans Condensed1" fo:font-size="12pt" fo:font-weight="normal" officeooo:rsid="002f949a" officeooo:paragraph-rsid="00338089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style="normal" fo:font-weight="normal" officeooo:rsid="003092dd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Condensed1" fo:font-size="12pt" officeooo:paragraph-rsid="0019eb27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1f3178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paragraph-rsid="00233175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DejaVu Sans Condensed1" fo:font-size="12pt" officeooo:paragraph-rsid="00298087" style:font-size-asian="12pt" style:font-size-complex="12pt"/>
    </style:style>
    <style:style style:name="P31" style:family="paragraph" style:parent-style-name="Standard" style:list-style-name="L16">
      <style:paragraph-properties fo:text-align="start" style:justify-single-word="false"/>
      <style:text-properties style:font-name="DejaVu Sans Condensed1" fo:font-size="12pt" officeooo:paragraph-rsid="00338089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1f3178" officeooo:paragraph-rsid="001f3178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2f642b" officeooo:paragraph-rsid="00233175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DejaVu Sans Condensed1" fo:font-size="12pt" officeooo:rsid="002f642b" officeooo:paragraph-rsid="00233175" style:font-size-asian="12pt" style:font-size-complex="12pt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1" fo:font-size="12pt" officeooo:rsid="00298087" officeooo:paragraph-rsid="00298087" style:font-size-asian="12pt" style:font-size-complex="12pt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DejaVu Sans Condensed1" fo:font-size="12pt" officeooo:rsid="00298087" officeooo:paragraph-rsid="00298087" style:font-size-asian="12pt" style:font-size-complex="12pt"/>
    </style:style>
    <style:style style:name="P37" style:family="paragraph" style:parent-style-name="Standard" style:list-style-name="L16">
      <style:paragraph-properties fo:text-align="start" style:justify-single-word="false"/>
      <style:text-properties style:font-name="DejaVu Sans Condensed1" fo:font-size="12pt" officeooo:rsid="00298087" officeooo:paragraph-rsid="00338089" style:font-size-asian="12pt" style:font-size-complex="12pt"/>
    </style:style>
    <style:style style:name="P38" style:family="paragraph" style:parent-style-name="Standard" style:list-style-name="L18">
      <style:paragraph-properties fo:text-align="start" style:justify-single-word="false"/>
      <style:text-properties style:font-name="DejaVu Sans Condensed1" fo:font-size="12pt" officeooo:rsid="00298087" officeooo:paragraph-rsid="00338089" style:font-size-asian="12pt" style:font-size-complex="12pt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DejaVu Sans Condensed1" fo:font-size="12pt" officeooo:rsid="002abc64" officeooo:paragraph-rsid="002abc6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DejaVu Sans Condensed1" fo:font-size="12pt" officeooo:rsid="002abc64" officeooo:paragraph-rsid="002f949a" style:font-size-asian="12pt" style:font-size-complex="12pt"/>
    </style:style>
    <style:style style:name="P41" style:family="paragraph" style:parent-style-name="Standard" style:list-style-name="L16">
      <style:paragraph-properties fo:text-align="start" style:justify-single-word="false"/>
      <style:text-properties style:font-name="DejaVu Sans Condensed1" fo:font-size="12pt" officeooo:rsid="002abc64" officeooo:paragraph-rsid="0033808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tyle="italic" style:text-underline-style="none" officeooo:paragraph-rsid="002f949a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style:text-underline-style="none" officeooo:paragraph-rsid="00338089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2f949a" officeooo:paragraph-rsid="002f949a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2f949a" officeooo:paragraph-rsid="00338089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3175" style:font-weight-asian="bold" style:font-weight-complex="bold"/>
    </style:style>
    <style:style style:name="T3" style:family="text">
      <style:text-properties fo:font-weight="bold" officeooo:rsid="00206d47" style:font-weight-asian="bold" style:font-weight-complex="bold"/>
    </style:style>
    <style:style style:name="T4" style:family="text">
      <style:text-properties fo:font-weight="bold" officeooo:rsid="002142fb" style:font-weight-asian="bold" style:font-weight-complex="bold"/>
    </style:style>
    <style:style style:name="T5" style:family="text">
      <style:text-properties fo:font-weight="bold" officeooo:rsid="001e36fb" style:font-weight-asian="bold" style:font-weight-complex="bold"/>
    </style:style>
    <style:style style:name="T6" style:family="text">
      <style:text-properties fo:font-weight="bold" officeooo:rsid="001bf317" style:font-weight-asian="bold" style:font-weight-complex="bold"/>
    </style:style>
    <style:style style:name="T7" style:family="text">
      <style:text-properties fo:font-weight="bold" officeooo:rsid="001f3178" style:font-weight-asian="bold" style:font-weight-complex="bold"/>
    </style:style>
    <style:style style:name="T8" style:family="text">
      <style:text-properties fo:font-weight="bold" officeooo:rsid="0021a5d8" style:font-weight-asian="bold" style:font-weight-complex="bold"/>
    </style:style>
    <style:style style:name="T9" style:family="text">
      <style:text-properties fo:font-weight="bold" officeooo:rsid="00263243" style:font-weight-asian="bold" style:font-weight-complex="bold"/>
    </style:style>
    <style:style style:name="T10" style:family="text">
      <style:text-properties fo:font-weight="bold" officeooo:rsid="0026b556" style:font-weight-asian="bold" style:font-weight-complex="bold"/>
    </style:style>
    <style:style style:name="T11" style:family="text">
      <style:text-properties fo:font-weight="bold" officeooo:rsid="00256494" style:font-weight-asian="bold" style:font-weight-complex="bold"/>
    </style:style>
    <style:style style:name="T12" style:family="text">
      <style:text-properties officeooo:rsid="0021c5b6"/>
    </style:style>
    <style:style style:name="T13" style:family="text">
      <style:text-properties officeooo:rsid="0030e010"/>
    </style:style>
    <style:style style:name="T14" style:family="text">
      <style:text-properties officeooo:rsid="00233175"/>
    </style:style>
    <style:style style:name="T1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f949a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style="normal" fo:font-weight="normal" officeooo:rsid="0029808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1" fo:font-size="12pt" fo:font-style="normal" fo:font-weight="normal" officeooo:rsid="002f949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1" fo:font-size="12pt" fo:font-style="normal" fo:font-weight="normal" officeooo:rsid="00318cb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1" fo:font-size="12pt" fo:font-style="normal" officeooo:rsid="002abc64" style:font-size-asian="12pt" style:font-style-asian="normal" style:font-size-complex="12pt" style:font-style-complex="normal"/>
    </style:style>
    <style:style style:name="T21" style:family="text">
      <style:text-properties style:font-name="DejaVu Sans Condensed1" fo:font-size="12pt" fo:font-style="normal" officeooo:rsid="002c0abb" style:font-size-asian="12pt" style:font-style-asian="normal" style:font-size-complex="12pt" style:font-style-complex="normal"/>
    </style:style>
    <style:style style:name="T22" style:family="text">
      <style:text-properties style:font-name="DejaVu Sans Condensed1" fo:font-size="12pt" fo:font-style="normal" officeooo:rsid="002f949a" style:font-size-asian="12pt" style:font-style-asian="normal" style:font-size-complex="12pt" style:font-style-complex="normal"/>
    </style:style>
    <style:style style:name="T23" style:family="text">
      <style:text-properties style:font-name="DejaVu Sans Condensed1"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1" fo:font-size="12pt" fo:font-style="normal" fo:font-weight="bold" officeooo:rsid="0027b8cf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1" fo:font-size="12pt" fo:font-style="normal" fo:font-weight="bold" officeooo:rsid="002cfd48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1" fo:font-size="12pt" fo:font-style="normal" fo:font-weight="bold" officeooo:rsid="002f949a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1" fo:font-size="12pt" fo:font-style="normal" fo:font-weight="bold" officeooo:rsid="00298087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1" fo:font-size="12pt" fo:font-style="normal" fo:font-weight="bold" officeooo:rsid="00318cb4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f3178" style:font-weight-asian="normal" style:font-weight-complex="normal"/>
    </style:style>
    <style:style style:name="T31" style:family="text">
      <style:text-properties fo:font-weight="normal" officeooo:rsid="002540ec" style:font-weight-asian="normal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092d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0e01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8178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ff0e4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7b8c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9808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0e010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8178b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934a6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56494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6b556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98087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c0abb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7b8cf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f94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18cb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092dd" style:font-style-asian="normal" style:font-weight-asian="bold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27b8cf" style:font-style-asian="normal" style:font-style-complex="normal"/>
    </style:style>
    <style:style style:name="T53" style:family="text">
      <style:text-properties fo:font-style="normal" officeooo:rsid="002c0abb" style:font-style-asian="normal" style:font-style-complex="normal"/>
    </style:style>
    <style:style style:name="T54" style:family="text">
      <style:text-properties fo:font-style="normal" officeooo:rsid="002f949a" style:font-style-asian="normal" style:font-style-complex="normal"/>
    </style:style>
    <style:style style:name="T55" style:family="text">
      <style:text-properties officeooo:rsid="00318c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">4</text:span><text:span text:style-name="T4">0</text:span><text:span text:style-name="T3">1</text:span><text:span text:style-name="T5"> - </text:span><text:span text:style-name="T6">A/</text:span><text:span text:style-name="T5">A - </text:span><text:span text:style-name="T3">All</text:span></text:p>
      <text:p text:style-name="P12"/>
      <text:p text:style-name="P11"><text:span text:style-name="T23">9</text:span><text:span text:style-name="T24">M342 Igla (SA-18 Grouse) </text:span><text:span text:style-name="T25">on Strelets launchers </text:span><text:span text:style-name="T24">-- IR guided A2A missile (Black Shark 3 only)</text:span></text:p>
      <text:p text:style-name="P43"><text:span text:style-name="T16">Short version:</text:span></text:p>
      <text:list xml:id="list3446292485" text:style-name="L13">
        <text:list-item>
          <text:p text:style-name="P21"><text:span text:style-name="T54">Select A2A missile stations (</text:span><text:span text:style-name="T48">Gray Reset Hat forward</text:span><text:span text:style-name="T54">).</text:span></text:p>
        </text:list-item>
        <text:list-item>
          <text:p text:style-name="P5"><text:span text:style-name="T18">Press </text:span><text:span text:style-name="T26">Red Button</text:span><text:span text:style-name="T18"> to begin cooldown</text:span><text:span text:style-name="T19">:</text:span><text:span text:style-name="T18"> 5 seconds initial, then 55 seconds </text:span><text:span text:style-name="T19">active time</text:span><text:span text:style-name="T18">.</text:span></text:p>
        </text:list-item>
      </text:list>
      <text:list xml:id="list1639530075" text:style-name="L15">
        <text:list-item>
          <text:list>
            <text:list-item>
              <text:p text:style-name="P7"><text:span text:style-name="T18">You can press RESET (</text:span><text:span text:style-name="T27">Coll. Index Finger Hat back</text:span><text:span text:style-name="T18">) to cancel the shot. <text:s/>If you haven't started into the second coolant bottle</text:span><text:span text:style-name="T19"> (&gt;30 secs)</text:span><text:span text:style-name="T18">, you can press </text:span><text:span text:style-name="T26">Red Button</text:span><text:span text:style-name="T18"> again to use the second one.</text:span></text:p>
            </text:list-item>
          </text:list>
        </text:list-item>
      </text:list>
      <text:list xml:id="list232551801529102" text:continue-list="list3446292485" text:style-name="L13">
        <text:list-item>
          <text:p text:style-name="P25"><text:span text:style-name="T51">Press </text:span><text:span text:style-name="T39">Ministick press</text:span><text:span text:style-name="T51"> to uncage and look for targets.</text:span></text:p>
        </text:list-item>
        <text:list-item>
          <text:p text:style-name="P5"><text:span text:style-name="T18">When locked, press </text:span><text:span text:style-name="T26">Red Button</text:span><text:span text:style-name="T18"> again to fire</text:span><text:span text:style-name="T16">.</text:span></text:p>
        </text:list-item>
      </text:list>
      <text:p text:style-name="P45"><text:span text:style-name="T15">Long version:</text:span></text:p>
      <text:list xml:id="list4148766475" text:style-name="L16">
        <text:list-item>
          <text:p text:style-name="P22"><text:span text:style-name="T51">Select A2A missile stations (</text:span><text:span text:style-name="T39">Gray Reset Hat forward</text:span><text:span text:style-name="T51">).</text:span></text:p>
        </text:list-item>
      </text:list>
      <text:list xml:id="list2728307712" text:style-name="L17">
        <text:list-item>
          <text:list>
            <text:list-item>
              <text:p text:style-name="P23"><text:span text:style-name="T51">A/A mode button should automatically light up (left console in front of collective handle).</text:span></text:p>
            </text:list-item>
            <text:list-item>
              <text:p text:style-name="P23"><text:span text:style-name="T51">Optionally enable </text:span><text:span text:style-name="T39">A/A HO</text:span><text:span text:style-name="T51"> (Head On) for head-on engagements</text:span><text:span text:style-name="T53"> (</text:span><text:span text:style-name="T46">Coll. Trim Hat right</text:span><text:span text:style-name="T53">).</text:span></text:p>
            </text:list-item>
          </text:list>
        </text:list-item>
      </text:list>
      <text:list xml:id="list232553382589247" text:continue-list="list4148766475" text:style-name="L16">
        <text:list-item>
          <text:p text:style-name="P31"><text:span text:style-name="T37">HUD will show</text:span><text:span text:style-name="T38">:</text:span></text:p>
          <text:list>
            <text:list-header>
              <text:p text:style-name="P31"><text:bookmark text:name="page807R_mcid43"/><text:span text:style-name="T45">НАКОЛИ НИП</text:span><text:span text:style-name="T38"><text:tab/>... </text:span><text:bookmark text:name="page807R_mcid431"/><text:span text:style-name="T37">CONNECT MSL PWR</text:span></text:p>
              <text:p text:style-name="P8"><text:span text:style-name="T28"><text:s text:c="4"/></text:span><text:span text:style-name="T27">ИГЛА </text:span><text:span text:style-name="T28">1-4</text:span><text:span text:style-name="T17"><text:tab/>... IGLA, and number of missiles remaining</text:span></text:p>
              <text:p text:style-name="P31"><text:span text:style-name="T45">ЗПС </text:span><text:span text:style-name="T38">or </text:span><text:bookmark text:name="page805R_mcid19"/><text:span text:style-name="T45">ППС</text:span><text:span text:style-name="T38"><text:tab/><text:tab/>... rear aspect or frontal/head-on aspect, depending if A/A HO is enabled</text:span></text:p>
            </text:list-header>
          </text:list>
        </text:list-item>
        <text:list-item>
          <text:p text:style-name="P41"><text:span text:style-name="T37">M</text:span><text:span text:style-name="T32">issile boresight is a small circle near the top center of the HUD.</text:span></text:p>
        </text:list-item>
        <text:list-item>
          <text:p text:style-name="P37"><text:span text:style-name="T47">W</text:span><text:span text:style-name="T39">hen ready to engage</text:span><text:span text:style-name="T32">, press </text:span><text:span text:style-name="T39">Red Button</text:span><text:span text:style-name="T32"> to begin powering and cooling missile. <text:s/></text:span><text:span text:style-name="T39">Initial cooldown takes 5 seconds</text:span><text:span text:style-name="T32">, then a countdown from </text:span><text:span text:style-name="T39">55 seconds</text:span><text:span text:style-name="T32"> appears on the HUD.</text:span></text:p>
        </text:list-item>
      </text:list>
      <text:list xml:id="list3459004842" text:style-name="L18">
        <text:list-item>
          <text:list>
            <text:list-item>
              <text:p text:style-name="P38"><text:span text:style-name="T32">Each missile has 2 coolant bottles, used sequentially. <text:s/>Each bottle lasts 30 seconds (including any initial cooldown time). <text:s/>Once a bottle is in use, canceling it will lose the remaining coolant in that bottle.</text:span></text:p>
            </text:list-item>
            <text:list-item>
              <text:p text:style-name="P38"><text:span text:style-name="T32">If you cancel the shot (RESET button, </text:span><text:span text:style-name="T39">Coll. Index Finger Hat back</text:span><text:span text:style-name="T32">) before the first bottle is empty (</text:span><text:span text:style-name="T39">&gt;30</text:span><text:span text:style-name="T32"> secs remaining in the countdown), you can use the second bottle by pressing </text:span><text:span text:style-name="T39">Red Button</text:span><text:span text:style-name="T32"> again, which will do the </text:span><text:span text:style-name="T39">5-second</text:span><text:span text:style-name="T32"> initial cooldown, then count down </text:span><text:span text:style-name="T39">25 seconds</text:span><text:span text:style-name="T32"> of active time.</text:span></text:p>
            </text:list-item>
            <text:list-item>
              <text:p text:style-name="P38"><text:span text:style-name="T32">If you cancel the shot while the second bottle is in use, or if the coolant runs out, the missile is </text:span><text:span text:style-name="T39">permanently disabled</text:span><text:span text:style-name="T32">, and the system will move on to the next missile.</text:span></text:p>
            </text:list-item>
          </text:list>
        </text:list-item>
      </text:list>
      <text:list xml:id="list232553496848988" text:continue-list="list232553382589247" text:style-name="L16">
        <text:list-item>
          <text:p text:style-name="P41"><text:span text:style-name="T52">I</text:span><text:span text:style-name="T51">f in </text:span><text:span text:style-name="T39">MAN</text:span><text:span text:style-name="T51"> weapons mode, press </text:span><text:span text:style-name="T39">Target Lock button</text:span><text:span text:style-name="T51"> (</text:span><text:span text:style-name="T39">Coll. Ministick press</text:span><text:span text:style-name="T51">) to uncage missile seeker and allow it to search for targets.</text:span><text:span text:style-name="T53"> <text:s/>If in </text:span><text:span text:style-name="T46">AUTO</text:span><text:span text:style-name="T53"> weapons mode, missile will uncage and begin seeking automatically.</text:span></text:p>
        </text:list-item>
      </text:list>
      <text:list xml:id="list3133749624" text:style-name="L19">
        <text:list-item>
          <text:list>
            <text:list-item>
              <text:p text:style-name="P9"><text:span text:style-name="T21">M</text:span><text:span text:style-name="T22">issile boresight circle on HUD will not initially change size, but seeker area is approximately a circle as big as the front window.</text:span></text:p>
            </text:list-item>
          </text:list>
        </text:list-item>
      </text:list>
      <text:list xml:id="list232552186488451" text:continue-list="list232553496848988" text:style-name="L16">
        <text:list-item>
          <text:p text:style-name="P41"><text:span text:style-name="T51">When a target is found, a </text:span><text:span text:style-name="T39">buzzing tone</text:span><text:span text:style-name="T51"> sounds, the missile boresight circle gets bigger, and the currently tracked target is shown with a small </text:span><text:span text:style-name="T39">+</text:span><text:span text:style-name="T51"> inside the circle.</text:span></text:p>
        </text:list-item>
      </text:list>
      <text:list xml:id="list3502298400" text:style-name="L20">
        <text:list-item>
          <text:list>
            <text:list-item>
              <text:p text:style-name="P10"><text:span text:style-name="T20">Target cannot be changed manually; missile automatically tracks hottest target inside the circle??</text:span></text:p>
            </text:list-item>
          </text:list>
        </text:list-item>
      </text:list>
      <text:list xml:id="list232552931560307" text:continue-list="list232552186488451" text:style-name="L16">
        <text:list-item>
          <text:p text:style-name="P41"><text:span text:style-name="T51">Press </text:span><text:span text:style-name="T39">Red Button</text:span><text:span text:style-name="T51"> </text:span><text:span text:style-name="T54">again </text:span><text:span text:style-name="T51">to fire.</text:span></text:p>
        </text:list-item>
        <text:list-item>
          <text:p text:style-name="P15"><text:span text:style-name="T51">Repeat from step 4 above for next missile.</text:span></text:p>
        </text:list-item>
      </text:list>
      <text:p text:style-name="P13"/>
      <text:p text:style-name="P13">Using Vihkrs in A/A mode</text:p>
      <text:list xml:id="list1338233625" text:style-name="L1">
        <text:list-item>
          <text:p text:style-name="P16">Select Vihkrs (outboard weapon station, <text:span text:style-name="T1">Gray Reset Hat left</text:span>)</text:p>
        </text:list-item>
        <text:list-item>
          <text:p text:style-name="P16">Lock target as normal <text:span text:style-name="T12">with Shkval sensor</text:span>.</text:p>
        </text:list-item>
        <text:list-item>
          <text:p text:style-name="P28"><text:span text:style-name="T30">Turn on the </text:span><text:span text:style-name="T7">A/A mode</text:span><text:span text:style-name="T30"> targeting system button (</text:span><text:span text:style-name="T8">Coll </text:span><text:span text:style-name="T9">Trim Hat </text:span><text:span text:style-name="T10">left</text:span><text:span text:style-name="T30">). <text:s/>This will make the Vihkrs </text:span><text:span text:style-name="T31">trigger with a proximity fuse</text:span><text:span text:style-name="T30"> instead of direct impact.</text:span></text:p>
        </text:list-item>
        <text:list-item>
          <text:p text:style-name="P28"><text:span text:style-name="T30">If target is coming toward you quickly, turn on the </text:span><text:span text:style-name="T7">A/A head on mode</text:span><text:span text:style-name="T30"> (</text:span><text:span text:style-name="T8">Coll </text:span><text:span text:style-name="T11">Trim Hat </text:span><text:span text:style-name="T10">r</text:span><text:span text:style-name="T11">ight</text:span><text:span text:style-name="T30">). <text:s/>This will set the Vihkrs to </text:span><text:span text:style-name="T31">trigger the proximity fuze </text:span><text:span text:style-name="T30">sooner than it normally would.</text:span></text:p>
        </text:list-item>
        <text:list-item>
          <text:p text:style-name="P32"><text:span text:style-name="T29">Press </text:span><text:span text:style-name="T1">Red Button</text:span><text:span text:style-name="T29"> to fire.</text:span></text:p>
        </text:list-item>
      </text:list>
      <text:p text:style-name="P17"/>
      <text:p text:style-name="P14">Using guns or rockets with a fixed gunsight</text:p>
      <text:list xml:id="list1739241188" text:style-name="L2">
        <text:list-item>
          <text:p text:style-name="P29"><text:span text:style-name="T33">Set </text:span><text:span text:style-name="T50">Autotracking switch</text:span><text:span text:style-name="T33"> to </text:span><text:span text:style-name="T40">TS</text:span><text:span text:style-name="T33"> (</text:span><text:span text:style-name="T40">Dish Hat press to toggle</text:span><text:span text:style-name="T34">) (</text:span><text:span text:style-name="T33">left console next to laser designator arming switch)</text:span></text:p>
        </text:list-item>
        <text:list-item>
          <text:p text:style-name="P29"><text:span text:style-name="T33">HUD will show </text:span><text:span text:style-name="T34">pipper </text:span><text:span text:style-name="T33">fixed in place</text:span><text:span text:style-name="T34">. <text:s/>Shkval will show image boresighted to pipper.</text:span></text:p>
        </text:list-item>
        <text:list-item>
          <text:p text:style-name="P26"><text:span text:style-name="T13">Put pipper on target and f</text:span>ire with <text:span text:style-name="T1">Trigger</text:span><text:span text:style-name="T14"> for gun or </text:span><text:span text:style-name="T2">Red Button</text:span><text:span text:style-name="T14"> for rockets</text:span>.</text:p>
        </text:list-item>
        <text:list-item>
          <text:p text:style-name="P33"><text:span text:style-name="T35">When finished, </text:span><text:span text:style-name="T41">reset targeting system</text:span><text:span text:style-name="T35"> </text:span><text:span text:style-name="T36">(</text:span><text:span text:style-name="T42">Coll </text:span><text:span text:style-name="T43">Index Finger Hat </text:span><text:span text:style-name="T44">d</text:span><text:span text:style-name="T43">own</text:span><text:span text:style-name="T36">) </text:span><text:span text:style-name="T32">and deselect cannon (</text:span><text:span text:style-name="T39">Gray Reset Hat back</text:span><text:span text:style-name="T32">)</text:span><text:span text:style-name="T35">. <text:s/>That will deselect all weapons, turn off the Shkval, and reset the HUD to nav mode.</text:span></text:p>
        </text:list-item>
      </text:list>
      <text:p text:style-name="P34"><text:span text:style-name="T35"/></text:p>
      <text:p text:style-name="P40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2-17T23:25:51.668000000</dc:date>
    <meta:editing-duration>PT4H56M52S</meta:editing-duration>
    <meta:editing-cycles>3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641" meta:character-count="3581" meta:non-whitespace-character-count="2993"/>
  </office:meta>
</office:document-meta>
</file>